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officeooo:rsid="00180122" officeooo:paragraph-rsid="0018012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normal" officeooo:rsid="00180122" officeooo:paragraph-rsid="0018012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weight="normal" officeooo:rsid="00180122" officeooo:paragraph-rsid="00180122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я без Петра </text:p>
      <text:p text:style-name="P1">время дворцовых переворотов </text:p>
      <text:p text:style-name="P1">(Любой переворот без крови не обойдётся)</text:p>
      <text:p text:style-name="P1"/>
      <text:p text:style-name="P3">в России за 37 лет свершилось 6 переворотов</text:p>
      <text:p text:style-name="P1">Провители России</text:p>
      <text:p text:style-name="P2">Екатерина 1 (1725 — 1727)</text:p>
      <text:p text:style-name="P2">Пётр 2 (1727 — 1730)</text:p>
      <text:p text:style-name="P2">Анна Иоанновна(1730 — 1740)</text:p>
      <text:p text:style-name="P2">Бироновщина — засилье иностранцев на всех ключевых должностях </text:p>
      <text:p text:style-name="P2">Создание измайловского полка </text:p>
      <text:p text:style-name="P2">Бюджет:</text:p>
      <text:p text:style-name="P2">На содержании конюшен Берона 100к</text:p>
      <text:p text:style-name="P2">На мелке расходы императриц 40к</text:p>
      <text:p text:style-name="P2">На образование 600руб</text:p>
      <text:p text:style-name="P2">Елизавета Петровна(1741 — 1761)</text:p>
      <text:p text:style-name="P2">ей не хватало личной грамотности она сдержала слово данное при перевороте (ни одного человека не казнили)</text:p>
      <text:p text:style-name="P2">Пётр 3 </text:p>
      <text:p text:style-name="P1">Выводы</text:p>
      <text:p text:style-name="P2">Россия без Петра вступила в линию дворцовых переворотов за 37 лет 6 императоров 4 силовым путём </text:p>
      <text:p text:style-name="P2">Многие заветы царя Петра были не исполнены</text:p>
      <text:p text:style-name="P2">экономическое развитие страны боле менее продолжалось </text:p>
      <text:p text:style-name="P2"/>
      <text:p text:style-name="P2">но политическая дестабилизация привели к ситуации как «Бег на месте»</text:p>
      <text:p text:style-name="P2">Если смотреть на внешнюю политику во время дворцовых переворотов то приходится констатировать что во внешней политике успехов достигнуто несколько больше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08:31:34.753000000</meta:creation-date>
    <dc:date>2023-10-06T09:32:13.800000000</dc:date>
    <meta:editing-duration>PT1H39S</meta:editing-duration>
    <meta:editing-cycles>1</meta:editing-cycles>
    <meta:document-statistic meta:table-count="0" meta:image-count="0" meta:object-count="0" meta:page-count="1" meta:paragraph-count="23" meta:word-count="138" meta:character-count="961" meta:non-whitespace-character-count="834"/>
    <meta:generator>LibreOffice/7.5.2.2$Windows_X86_64 LibreOffice_project/53bb9681a964705cf672590721dbc85eb4d0c3a2</meta:generator>
  </office:meta>
</office:document-meta>
</file>